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695a2"/>
    </style:style>
    <style:style style:name="gr2" style:family="graphic" style:parent-style-name="standard">
      <style:graphic-properties svg:stroke-width="0.001cm" draw:fill-color="#a2acb5" fo:padding-top="-0.049cm" fo:padding-bottom="-0.049cm" fo:padding-left="-0.049cm" fo:padding-right="-0.049cm"/>
    </style:style>
    <style:style style:name="gr3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5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000000" draw:fill-color="#10aa00" fo:padding-top="-0.049cm" fo:padding-bottom="-0.049cm" fo:padding-left="-0.049cm" fo:padding-right="-0.049cm"/>
    </style:style>
    <style:style style:name="gr7" style:family="graphic" style:parent-style-name="standard">
      <style:graphic-properties svg:stroke-width="0.001cm" svg:stroke-color="#000000" draw:fill-color="#ea9f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1.4cm" svg:y="0.2cm"/>
          <draw:glue-point draw:id="6" svg:x="-1.067cm" svg:y="0.2cm"/>
          <draw:glue-point draw:id="7" svg:x="-0.733cm" svg:y="0.2cm"/>
          <draw:glue-point draw:id="8" svg:x="-0.4cm" svg:y="0.2cm"/>
          <draw:glue-point draw:id="9" svg:x="1.167cm" svg:y="0.2cm"/>
          <draw:glue-point draw:id="10" svg:x="2.167cm" svg:y="0.2cm"/>
          <draw:glue-point draw:id="11" svg:x="3.167cm" svg:y="0.2cm"/>
          <draw:glue-point draw:id="12" svg:x="-5cm" svg:y="0cm"/>
          <draw:glue-point draw:id="13" svg:x="-5cm" svg:y="5cm"/>
          <draw:glue-point draw:id="14" svg:x="0cm" svg:y="-5cm"/>
          <draw:glue-point draw:id="15" svg:x="0cm" svg:y="5cm"/>
          <draw:glue-point draw:id="16" svg:x="5cm" svg:y="-5cm"/>
          <draw:glue-point draw:id="17" svg:x="5cm" svg:y="0cm"/>
          <draw:glue-point draw:id="18" svg:x="5cm" svg:y="5cm"/>
          <draw:rect draw:style-name="gr1" draw:layer="layout" svg:width="24cm" svg:height="2cm" svg:x="0cm" svg:y="0cm">
            <text:p/>
          </draw:rect>
          <draw:rect draw:style-name="gr2" draw:layer="layout" svg:width="21.2cm" svg:height="1.6cm" svg:x="1.4cm" svg:y="0.2cm">
            <text:p/>
          </draw:rect>
          <draw:line draw:style-name="gr3" draw:layer="layout" svg:x1="0.4cm" svg:y1="0cm" svg:x2="0.4cm" svg:y2="2cm">
            <text:p/>
          </draw:line>
          <draw:line draw:style-name="gr3" draw:layer="layout" svg:x1="23.6cm" svg:y1="0cm" svg:x2="23.6cm" svg:y2="2cm">
            <text:p/>
          </draw:line>
          <draw:circle draw:style-name="gr4" draw:layer="layout" svg:width="0.16cm" svg:height="0.16cm" svg:x="0.12cm" svg:y="0.92cm">
            <text:p/>
          </draw:circle>
          <draw:circle draw:style-name="gr4" draw:layer="layout" svg:width="0.16cm" svg:height="0.16cm" svg:x="23.72cm" svg:y="0.92cm">
            <text:p/>
          </draw:circle>
          <draw:rect draw:style-name="gr5" draw:layer="layout" svg:width="0.6cm" svg:height="0.48cm" svg:x="8.4cm" svg:y="0.8cm">
            <text:p/>
          </draw:rect>
          <draw:rect draw:style-name="gr5" draw:layer="layout" svg:width="0.6cm" svg:height="0.48cm" svg:x="9.2cm" svg:y="0.8cm">
            <text:p/>
          </draw:rect>
          <draw:rect draw:style-name="gr5" draw:layer="layout" svg:width="0.6cm" svg:height="0.48cm" svg:x="10cm" svg:y="0.8cm">
            <text:p/>
          </draw:rect>
          <draw:rect draw:style-name="gr5" draw:layer="layout" svg:width="0.6cm" svg:height="0.48cm" svg:x="10.8cm" svg:y="0.8cm">
            <text:p/>
          </draw:rect>
          <draw:rect draw:style-name="gr5" draw:layer="layout" svg:width="1.6cm" svg:height="0.48cm" svg:x="14cm" svg:y="0.8cm">
            <text:p/>
          </draw:rect>
          <draw:rect draw:style-name="gr5" draw:layer="layout" svg:width="1.6cm" svg:height="0.48cm" svg:x="16.4cm" svg:y="0.8cm">
            <text:p/>
          </draw:rect>
          <draw:rect draw:style-name="gr5" draw:layer="layout" svg:width="1.6cm" svg:height="0.48cm" svg:x="18.8cm" svg:y="0.8cm">
            <text:p/>
          </draw:rect>
          <draw:circle draw:style-name="gr6" draw:layer="layout" svg:width="0.16cm" svg:height="0.16cm" svg:x="1.92cm" svg:y="0.8cm">
            <text:p/>
          </draw:circle>
          <draw:circle draw:style-name="gr7" draw:layer="layout" svg:width="0.16cm" svg:height="0.16cm" svg:x="1.92cm" svg:y="1cm">
            <text:p/>
          </draw:circle>
          <draw:circle draw:style-name="gr6" draw:layer="layout" svg:width="0.16cm" svg:height="0.16cm" svg:x="2.72cm" svg:y="0.8cm">
            <text:p/>
          </draw:circle>
          <draw:circle draw:style-name="gr7" draw:layer="layout" svg:width="0.16cm" svg:height="0.16cm" svg:x="2.72cm" svg:y="1cm">
            <text:p/>
          </draw:circle>
          <draw:circle draw:style-name="gr6" draw:layer="layout" svg:width="0.16cm" svg:height="0.16cm" svg:x="3.52cm" svg:y="0.8cm">
            <text:p/>
          </draw:circle>
          <draw:circle draw:style-name="gr7" draw:layer="layout" svg:width="0.16cm" svg:height="0.16cm" svg:x="3.52cm" svg:y="1cm">
            <text:p/>
          </draw:circle>
          <draw:circle draw:style-name="gr6" draw:layer="layout" svg:width="0.16cm" svg:height="0.16cm" svg:x="4.32cm" svg:y="0.8cm">
            <text:p/>
          </draw:circle>
          <draw:circle draw:style-name="gr7" draw:layer="layout" svg:width="0.16cm" svg:height="0.16cm" svg:x="4.32cm" svg:y="1cm">
            <text:p/>
          </draw:circle>
          <draw:circle draw:style-name="gr6" draw:layer="layout" svg:width="0.16cm" svg:height="0.16cm" svg:x="5.12cm" svg:y="0.8cm">
            <text:p/>
          </draw:circle>
          <draw:circle draw:style-name="gr7" draw:layer="layout" svg:width="0.16cm" svg:height="0.16cm" svg:x="5.12cm" svg:y="1cm">
            <text:p/>
          </draw:circle>
          <draw:circle draw:style-name="gr6" draw:layer="layout" svg:width="0.16cm" svg:height="0.16cm" svg:x="5.92cm" svg:y="0.8cm">
            <text:p/>
          </draw:circle>
          <draw:circle draw:style-name="gr7" draw:layer="layout" svg:width="0.16cm" svg:height="0.16cm" svg:x="5.92cm" svg:y="1cm">
            <text:p/>
          </draw:circle>
          <draw:circle draw:style-name="gr6" draw:layer="layout" svg:width="0.16cm" svg:height="0.16cm" svg:x="6.72cm" svg:y="0.8cm">
            <text:p/>
          </draw:circle>
          <draw:circle draw:style-name="gr7" draw:layer="layout" svg:width="0.16cm" svg:height="0.16cm" svg:x="6.72cm" svg:y="1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outer</dc:title>
    <meta:creation-date>2011-02-07T16:57:54</meta:creation-date>
    <meta:editing-duration>P0D</meta:editing-duration>
    <meta:editing-cycles>1</meta:editing-cycles>
    <meta:document-statistic meta:object-count="28"/>
    <meta:generator>OpenOffice.org/3.3$Linux OpenOffice.org_project/330m20$Build-9567</meta:generator>
  </office:meta>
</office:document-meta>
</file>